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gt;0" style:apply-style-name="Untitled1" style:base-cell-address="Sheet2.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0" style:apply-style-name="Untitled2" style:base-cell-address="Sheet2.B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ag Description</text:p>
          </table:table-cell>
          <table:table-cell office:value-type="string">
            <text:p>Tag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 measure</text:p>
          </table:table-cell>
        </table:table-row>
        <table:table-row table:style-name="ro2">
          <table:table-cell table:style-name="ce1" office:value-type="string">
            <text:p>Adjective (general or positive) (e.g. good, old, beautiful)</text:p>
          </table:table-cell>
          <table:table-cell office:value-type="string">
            <text:p>AJ0</text:p>
          </table:table-cell>
          <table:table-cell office:value-type="float" office:value="0.96854">
            <text:p>0.96854</text:p>
          </table:table-cell>
          <table:table-cell office:value-type="float" office:value="0.75359">
            <text:p>0.75359</text:p>
          </table:table-cell>
          <table:table-cell office:value-type="float" office:value="0.84765">
            <text:p>0.84765</text:p>
          </table:table-cell>
        </table:table-row>
        <table:table-row table:style-name="ro3">
          <table:table-cell table:style-name="ce1" office:value-type="string">
            <text:p>General adverb: an adverb not subclassified as AVP or AVQ (see below) (e.g. often, well, longer (adv.), furthest. [Note that adverbs, unlike adjectives, are not tagged as positive, comparative, or superlative.This is because of the relative rarity of comparative and superlative adverbs.]</text:p>
          </table:table-cell>
          <table:table-cell office:value-type="string">
            <text:p>AV0</text:p>
          </table:table-cell>
          <table:table-cell office:value-type="float" office:value="0.96163">
            <text:p>0.96163</text:p>
          </table:table-cell>
          <table:table-cell office:value-type="float" office:value="0.69168">
            <text:p>0.69168</text:p>
          </table:table-cell>
          <table:table-cell office:value-type="float" office:value="0.80461">
            <text:p>0.80461</text:p>
          </table:table-cell>
        </table:table-row>
        <table:table-row table:style-name="ro2">
          <table:table-cell table:style-name="ce1" office:value-type="string">
            <text:p>Reflexive pronoun (e.g. myself, yourself, itself, ourselves)</text:p>
          </table:table-cell>
          <table:table-cell office:value-type="string">
            <text:p>PNX</text:p>
          </table:table-cell>
          <table:table-cell office:value-type="float" office:value="0.91026">
            <text:p>0.91026</text:p>
          </table:table-cell>
          <table:table-cell office:value-type="float" office:value="0.94667">
            <text:p>0.94667</text:p>
          </table:table-cell>
          <table:table-cell office:value-type="float" office:value="0.9281">
            <text:p>0.9281</text:p>
          </table:table-cell>
        </table:table-row>
        <table:table-row table:style-name="ro1">
          <table:table-cell/>
          <table:table-cell office:value-type="string">
            <text:p>NP0</text:p>
          </table:table-cell>
          <table:table-cell office:value-type="float" office:value="0.86981">
            <text:p>0.86981</text:p>
          </table:table-cell>
          <table:table-cell office:value-type="float" office:value="0.69909">
            <text:p>0.69909</text:p>
          </table:table-cell>
          <table:table-cell office:value-type="float" office:value="0.77516">
            <text:p>0.77516</text:p>
          </table:table-cell>
        </table:table-row>
        <table:table-row table:style-name="ro1">
          <table:table-cell/>
          <table:table-cell office:value-type="string">
            <text:p>EX0</text:p>
          </table:table-cell>
          <table:table-cell office:value-type="float" office:value="0.85714">
            <text:p>0.85714</text:p>
          </table:table-cell>
          <table:table-cell office:value-type="float" office:value="0.96429">
            <text:p>0.96429</text:p>
          </table:table-cell>
          <table:table-cell office:value-type="float" office:value="0.90756">
            <text:p>0.90756</text:p>
          </table:table-cell>
        </table:table-row>
        <table:table-row table:style-name="ro1">
          <table:table-cell/>
          <table:table-cell office:value-type="string">
            <text:p>PNQ</text:p>
          </table:table-cell>
          <table:table-cell office:value-type="float" office:value="0.99317">
            <text:p>0.99317</text:p>
          </table:table-cell>
          <table:table-cell office:value-type="float" office:value="0.99658">
            <text:p>0.99658</text:p>
          </table:table-cell>
          <table:table-cell office:value-type="float" office:value="0.99487">
            <text:p>0.99487</text:p>
          </table:table-cell>
        </table:table-row>
        <table:table-row table:style-name="ro1">
          <table:table-cell/>
          <table:table-cell office:value-type="string">
            <text:p>PNP</text:p>
          </table:table-cell>
          <table:table-cell office:value-type="float" office:value="0.99617">
            <text:p>0.99617</text:p>
          </table:table-cell>
          <table:table-cell office:value-type="float" office:value="0.96079">
            <text:p>0.96079</text:p>
          </table:table-cell>
          <table:table-cell office:value-type="float" office:value="0.97816">
            <text:p>0.97816</text:p>
          </table:table-cell>
        </table:table-row>
        <table:table-row table:style-name="ro1">
          <table:table-cell/>
          <table:table-cell office:value-type="string">
            <text:p>ITJ</text:p>
          </table:table-cell>
          <table:table-cell office:value-type="float" office:value="0.10989">
            <text:p>0.10989</text:p>
          </table:table-cell>
          <table:table-cell office:value-type="float" office:value="0.83333">
            <text:p>0.83333</text:p>
          </table:table-cell>
          <table:table-cell office:value-type="float" office:value="0.19417">
            <text:p>0.19417</text:p>
          </table:table-cell>
        </table:table-row>
        <table:table-row table:style-name="ro1">
          <table:table-cell/>
          <table:table-cell office:value-type="string">
            <text:p>VM0</text:p>
          </table:table-cell>
          <table:table-cell office:value-type="float" office:value="0.98509">
            <text:p>0.98509</text:p>
          </table:table-cell>
          <table:table-cell office:value-type="float" office:value="0.95784">
            <text:p>0.95784</text:p>
          </table:table-cell>
          <table:table-cell office:value-type="float" office:value="0.97128">
            <text:p>0.97128</text:p>
          </table:table-cell>
        </table:table-row>
        <table:table-row table:style-name="ro1">
          <table:table-cell/>
          <table:table-cell office:value-type="string">
            <text:p>ZZ0</text:p>
          </table:table-cell>
          <table:table-cell office:value-type="float" office:value="0.48148">
            <text:p>0.48148</text:p>
          </table:table-cell>
          <table:table-cell office:value-type="float" office:value="0.72222">
            <text:p>0.72222</text:p>
          </table:table-cell>
          <table:table-cell office:value-type="float" office:value="0.57778">
            <text:p>0.57778</text:p>
          </table:table-cell>
        </table:table-row>
        <table:table-row table:style-name="ro1">
          <table:table-cell/>
          <table:table-cell office:value-type="string">
            <text:p>VB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F</text:p>
          </table:table-cell>
          <table:table-cell office:value-type="float" office:value="0.99721">
            <text:p>0.99721</text:p>
          </table:table-cell>
          <table:table-cell office:value-type="float" office:value="0.99907">
            <text:p>0.99907</text:p>
          </table:table-cell>
          <table:table-cell office:value-type="float" office:value="0.99814">
            <text:p>0.99814</text:p>
          </table:table-cell>
        </table:table-row>
        <table:table-row table:style-name="ro1">
          <table:table-cell/>
          <table:table-cell office:value-type="string">
            <text:p>PNI</text:p>
          </table:table-cell>
          <table:table-cell office:value-type="float" office:value="0.57088">
            <text:p>0.57088</text:p>
          </table:table-cell>
          <table:table-cell office:value-type="float" office:value="0.85632">
            <text:p>0.85632</text:p>
          </table:table-cell>
          <table:table-cell office:value-type="float" office:value="0.68506">
            <text:p>0.68506</text:p>
          </table:table-cell>
        </table:table-row>
        <table:table-row table:style-name="ro1">
          <table:table-cell/>
          <table:table-cell office:value-type="string">
            <text:p>CJS</text:p>
          </table:table-cell>
          <table:table-cell office:value-type="float" office:value="0.57327">
            <text:p>0.57327</text:p>
          </table:table-cell>
          <table:table-cell office:value-type="float" office:value="0.82833">
            <text:p>0.82833</text:p>
          </table:table-cell>
          <table:table-cell office:value-type="float" office:value="0.67759">
            <text:p>0.67759</text:p>
          </table:table-cell>
        </table:table-row>
        <table:table-row table:style-name="ro1">
          <table:table-cell/>
          <table:table-cell office:value-type="string">
            <text:p>PRP</text:p>
          </table:table-cell>
          <table:table-cell office:value-type="float" office:value="0.77633">
            <text:p>0.77633</text:p>
          </table:table-cell>
          <table:table-cell office:value-type="float" office:value="0.81234">
            <text:p>0.81234</text:p>
          </table:table-cell>
          <table:table-cell office:value-type="float" office:value="0.79393">
            <text:p>0.79393</text:p>
          </table:table-cell>
        </table:table-row>
        <table:table-row table:style-name="ro1">
          <table:table-cell/>
          <table:table-cell office:value-type="string">
            <text:p>CJT</text:p>
          </table:table-cell>
          <table:table-cell office:value-type="float" office:value="0.83616">
            <text:p>0.83616</text:p>
          </table:table-cell>
          <table:table-cell office:value-type="float" office:value="0.98339">
            <text:p>0.98339</text:p>
          </table:table-cell>
          <table:table-cell office:value-type="float" office:value="0.90382">
            <text:p>0.90382</text:p>
          </table:table-cell>
        </table:table-row>
        <table:table-row table:style-name="ro1">
          <table:table-cell/>
          <table:table-cell office:value-type="string">
            <text:p>ORD</text:p>
          </table:table-cell>
          <table:table-cell office:value-type="float" office:value="0.33495">
            <text:p>0.33495</text:p>
          </table:table-cell>
          <table:table-cell office:value-type="float" office:value="0.98571">
            <text:p>0.9857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AJC</text:p>
          </table:table-cell>
          <table:table-cell office:value-type="float" office:value="0.77922">
            <text:p>0.77922</text:p>
          </table:table-cell>
          <table:table-cell office:value-type="float" office:value="0.96">
            <text:p>0.96</text:p>
          </table:table-cell>
          <table:table-cell office:value-type="float" office:value="0.86022">
            <text:p>0.86022</text:p>
          </table:table-cell>
        </table:table-row>
        <table:table-row table:style-name="ro1">
          <table:table-cell/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office:value-type="float" office:value="0.9931">
            <text:p>0.9931</text:p>
          </table:table-cell>
          <table:table-cell office:value-type="float" office:value="0.99654">
            <text:p>0.99654</text:p>
          </table:table-cell>
        </table:table-row>
        <table:table-row table:style-name="ro1">
          <table:table-cell/>
          <table:table-cell office:value-type="string">
            <text:p>AVP</text:p>
          </table:table-cell>
          <table:table-cell office:value-type="float" office:value="0.36629">
            <text:p>0.36629</text:p>
          </table:table-cell>
          <table:table-cell office:value-type="float" office:value="0.85854">
            <text:p>0.85854</text:p>
          </table:table-cell>
          <table:table-cell office:value-type="float" office:value="0.51349">
            <text:p>0.51349</text:p>
          </table:table-cell>
        </table:table-row>
        <table:table-row table:style-name="ro1">
          <table:table-cell/>
          <table:table-cell office:value-type="string">
            <text:p>VBB</text:p>
          </table:table-cell>
          <table:table-cell office:value-type="float" office:value="0.98018">
            <text:p>0.98018</text:p>
          </table:table-cell>
          <table:table-cell office:value-type="float" office:value="0.99109">
            <text:p>0.99109</text:p>
          </table:table-cell>
          <table:table-cell office:value-type="float" office:value="0.9856">
            <text:p>0.9856</text:p>
          </table:table-cell>
        </table:table-row>
        <table:table-row table:style-name="ro1">
          <table:table-cell/>
          <table:table-cell office:value-type="string">
            <text:p>AVQ</text:p>
          </table:table-cell>
          <table:table-cell office:value-type="float" office:value="0.56383">
            <text:p>0.56383</text:p>
          </table:table-cell>
          <table:table-cell office:value-type="float" office:value="0.96364">
            <text:p>0.96364</text:p>
          </table:table-cell>
          <table:table-cell office:value-type="float" office:value="0.71141">
            <text:p>0.71141</text:p>
          </table:table-cell>
        </table:table-row>
        <table:table-row table:style-name="ro1">
          <table:table-cell/>
          <table:table-cell office:value-type="string">
            <text:p>VBG</text:p>
          </table:table-cell>
          <table:table-cell office:value-type="float" office:value="0.53333">
            <text:p>0.53333</text:p>
          </table:table-cell>
          <table:table-cell office:value-type="float" office:value="1">
            <text:p>1</text:p>
          </table:table-cell>
          <table:table-cell office:value-type="float" office:value="0.69565">
            <text:p>0.69565</text:p>
          </table:table-cell>
        </table:table-row>
        <table:table-row table:style-name="ro1">
          <table:table-cell/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office:value-type="float" office:value="0.99766">
            <text:p>0.99766</text:p>
          </table:table-cell>
          <table:table-cell office:value-type="float" office:value="0.99883">
            <text:p>0.99883</text:p>
          </table:table-cell>
        </table:table-row>
        <table:table-row table:style-name="ro1">
          <table:table-cell/>
          <table:table-cell office:value-type="string">
            <text:p>VBI</text:p>
          </table:table-cell>
          <table:table-cell office:value-type="float" office:value="0.99626">
            <text:p>0.99626</text:p>
          </table:table-cell>
          <table:table-cell office:value-type="float" office:value="1">
            <text:p>1</text:p>
          </table:table-cell>
          <table:table-cell office:value-type="float" office:value="0.99813">
            <text:p>0.99813</text:p>
          </table:table-cell>
        </table:table-row>
        <table:table-row table:style-name="ro1">
          <table:table-cell/>
          <table:table-cell office:value-type="string">
            <text:p>DT0</text:p>
          </table:table-cell>
          <table:table-cell office:value-type="float" office:value="0.84027">
            <text:p>0.84027</text:p>
          </table:table-cell>
          <table:table-cell office:value-type="float" office:value="0.82195">
            <text:p>0.82195</text:p>
          </table:table-cell>
          <table:table-cell office:value-type="float" office:value="0.83101">
            <text:p>0.83101</text:p>
          </table:table-cell>
        </table:table-row>
        <table:table-row table:style-name="ro1">
          <table:table-cell/>
          <table:table-cell office:value-type="string">
            <text:p>UNC</text:p>
          </table:table-cell>
          <table:table-cell office:value-type="float" office:value="0.2439">
            <text:p>0.2439</text:p>
          </table:table-cell>
          <table:table-cell office:value-type="float" office:value="0.26316">
            <text:p>0.26316</text:p>
          </table:table-cell>
          <table:table-cell office:value-type="float" office:value="0.25316">
            <text:p>0.25316</text:p>
          </table:table-cell>
        </table:table-row>
        <table:table-row table:style-name="ro1">
          <table:table-cell/>
          <table:table-cell office:value-type="string">
            <text:p>AT0</text:p>
          </table:table-cell>
          <table:table-cell office:value-type="float" office:value="0.93053">
            <text:p>0.93053</text:p>
          </table:table-cell>
          <table:table-cell office:value-type="float" office:value="0.98498">
            <text:p>0.98498</text:p>
          </table:table-cell>
          <table:table-cell office:value-type="float" office:value="0.95698">
            <text:p>0.95698</text:p>
          </table:table-cell>
        </table:table-row>
        <table:table-row table:style-name="ro1">
          <table:table-cell/>
          <table:table-cell office:value-type="string">
            <text:p>VVZ</text:p>
          </table:table-cell>
          <table:table-cell office:value-type="float" office:value="0.8608">
            <text:p>0.8608</text:p>
          </table:table-cell>
          <table:table-cell office:value-type="float" office:value="0.83765">
            <text:p>0.83765</text:p>
          </table:table-cell>
          <table:table-cell office:value-type="float" office:value="0.84907">
            <text:p>0.84907</text:p>
          </table:table-cell>
        </table:table-row>
        <table:table-row table:style-name="ro1">
          <table:table-cell/>
          <table:table-cell office:value-type="string">
            <text:p>DPS</text:p>
          </table:table-cell>
          <table:table-cell office:value-type="float" office:value="0.93608">
            <text:p>0.93608</text:p>
          </table:table-cell>
          <table:table-cell office:value-type="float" office:value="0.99654">
            <text:p>0.99654</text:p>
          </table:table-cell>
          <table:table-cell office:value-type="float" office:value="0.96536">
            <text:p>0.96536</text:p>
          </table:table-cell>
        </table:table-row>
        <table:table-row table:style-name="ro1">
          <table:table-cell/>
          <table:table-cell office:value-type="string">
            <text:p>VVG</text:p>
          </table:table-cell>
          <table:table-cell office:value-type="float" office:value="0.7192">
            <text:p>0.7192</text:p>
          </table:table-cell>
          <table:table-cell office:value-type="float" office:value="0.91139">
            <text:p>0.91139</text:p>
          </table:table-cell>
          <table:table-cell office:value-type="float" office:value="0.80397">
            <text:p>0.80397</text:p>
          </table:table-cell>
        </table:table-row>
        <table:table-row table:style-name="ro1">
          <table:table-cell/>
          <table:table-cell office:value-type="string">
            <text:p>VVD</text:p>
          </table:table-cell>
          <table:table-cell office:value-type="float" office:value="0.68373">
            <text:p>0.68373</text:p>
          </table:table-cell>
          <table:table-cell office:value-type="float" office:value="0.46867">
            <text:p>0.46867</text:p>
          </table:table-cell>
          <table:table-cell office:value-type="float" office:value="0.55613">
            <text:p>0.55613</text:p>
          </table:table-cell>
        </table:table-row>
        <table:table-row table:style-name="ro1">
          <table:table-cell/>
          <table:table-cell office:value-type="string">
            <text:p>VVB</text:p>
          </table:table-cell>
          <table:table-cell office:value-type="float" office:value="0.31367">
            <text:p>0.31367</text:p>
          </table:table-cell>
          <table:table-cell office:value-type="float" office:value="0.47085">
            <text:p>0.47085</text:p>
          </table:table-cell>
          <table:table-cell office:value-type="float" office:value="0.37651">
            <text:p>0.37651</text:p>
          </table:table-cell>
        </table:table-row>
        <table:table-row table:style-name="ro1">
          <table:table-cell/>
          <table:table-cell office:value-type="string">
            <text:p>VHZ</text:p>
          </table:table-cell>
          <table:table-cell office:value-type="float" office:value="0.99712">
            <text:p>0.99712</text:p>
          </table:table-cell>
          <table:table-cell office:value-type="float" office:value="0.9914">
            <text:p>0.9914</text:p>
          </table:table-cell>
          <table:table-cell office:value-type="float" office:value="0.99425">
            <text:p>0.99425</text:p>
          </table:table-cell>
        </table:table-row>
        <table:table-row table:style-name="ro1">
          <table:table-cell/>
          <table:table-cell office:value-type="string">
            <text:p>VD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VN</text:p>
          </table:table-cell>
          <table:table-cell office:value-type="float" office:value="0.60926">
            <text:p>0.60926</text:p>
          </table:table-cell>
          <table:table-cell office:value-type="float" office:value="0.87198">
            <text:p>0.87198</text:p>
          </table:table-cell>
          <table:table-cell office:value-type="float" office:value="0.71732">
            <text:p>0.71732</text:p>
          </table:table-cell>
        </table:table-row>
        <table:table-row table:style-name="ro1">
          <table:table-cell/>
          <table:table-cell office:value-type="string">
            <text:p>NN0</text:p>
          </table:table-cell>
          <table:table-cell office:value-type="float" office:value="0.93229">
            <text:p>0.93229</text:p>
          </table:table-cell>
          <table:table-cell office:value-type="float" office:value="0.93717">
            <text:p>0.93717</text:p>
          </table:table-cell>
          <table:table-cell office:value-type="float" office:value="0.93473">
            <text:p>0.93473</text:p>
          </table:table-cell>
        </table:table-row>
        <table:table-row table:style-name="ro1">
          <table:table-cell/>
          <table:table-cell office:value-type="string">
            <text:p>VDZ</text:p>
          </table:table-cell>
          <table:table-cell office:value-type="float" office:value="0.98438">
            <text:p>0.98438</text:p>
          </table:table-cell>
          <table:table-cell office:value-type="float" office:value="0.88732">
            <text:p>0.88732</text:p>
          </table:table-cell>
          <table:table-cell office:value-type="float" office:value="0.93333">
            <text:p>0.93333</text:p>
          </table:table-cell>
        </table:table-row>
        <table:table-row table:style-name="ro1">
          <table:table-cell/>
          <table:table-cell office:value-type="string">
            <text:p>NN1</text:p>
          </table:table-cell>
          <table:table-cell office:value-type="float" office:value="0.98612">
            <text:p>0.98612</text:p>
          </table:table-cell>
          <table:table-cell office:value-type="float" office:value="0.70843">
            <text:p>0.70843</text:p>
          </table:table-cell>
          <table:table-cell office:value-type="float" office:value="0.82452">
            <text:p>0.82452</text:p>
          </table:table-cell>
        </table:table-row>
        <table:table-row table:style-name="ro1">
          <table:table-cell/>
          <table:table-cell office:value-type="string">
            <text:p>NN2</text:p>
          </table:table-cell>
          <table:table-cell office:value-type="float" office:value="0.96237">
            <text:p>0.96237</text:p>
          </table:table-cell>
          <table:table-cell office:value-type="float" office:value="0.83457">
            <text:p>0.83457</text:p>
          </table:table-cell>
          <table:table-cell office:value-type="float" office:value="0.89393">
            <text:p>0.89393</text:p>
          </table:table-cell>
        </table:table-row>
        <table:table-row table:style-name="ro4">
          <table:table-cell/>
          <table:table-cell office:value-type="string">
            <text:p>TO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</table:table-row>
        <table:table-row table:style-name="ro1">
          <table:table-cell/>
          <table:table-cell office:value-type="string">
            <text:p>XX0</text:p>
          </table:table-cell>
          <table:table-cell office:value-type="float" office:value="0.58667">
            <text:p>0.58667</text:p>
          </table:table-cell>
          <table:table-cell office:value-type="float" office:value="1">
            <text:p>1</text:p>
          </table:table-cell>
          <table:table-cell office:value-type="float" office:value="0.7395">
            <text:p>0.7395</text:p>
          </table:table-cell>
        </table:table-row>
        <table:table-row table:style-name="ro1">
          <table:table-cell/>
          <table:table-cell office:value-type="string">
            <text:p>VVI</text:p>
          </table:table-cell>
          <table:table-cell office:value-type="float" office:value="0.50316">
            <text:p>0.50316</text:p>
          </table:table-cell>
          <table:table-cell office:value-type="float" office:value="0.61753">
            <text:p>0.61753</text:p>
          </table:table-cell>
          <table:table-cell office:value-type="float" office:value="0.55451">
            <text:p>0.55451</text:p>
          </table:table-cell>
        </table:table-row>
        <table:table-row table:style-name="ro1">
          <table:table-cell/>
          <table:table-cell office:value-type="string">
            <text:p>DTQ</text:p>
          </table:table-cell>
          <table:table-cell office:value-type="float" office:value="1">
            <text:p>1</text:p>
          </table:table-cell>
          <table:table-cell office:value-type="float" office:value="0.99245">
            <text:p>0.99245</text:p>
          </table:table-cell>
          <table:table-cell office:value-type="float" office:value="0.99621">
            <text:p>0.99621</text:p>
          </table:table-cell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">
            <text:p>1</text:p>
          </table:table-cell>
          <table:table-cell office:value-type="float" office:value="0.88889">
            <text:p>0.88889</text:p>
          </table:table-cell>
          <table:table-cell office:value-type="float" office:value="0.94118">
            <text:p>0.94118</text:p>
          </table:table-cell>
        </table:table-row>
        <table:table-row table:style-name="ro1">
          <table:table-cell/>
          <table:table-cell office:value-type="string">
            <text:p>VDB</text:p>
          </table:table-cell>
          <table:table-cell office:value-type="float" office:value="0.46835">
            <text:p>0.46835</text:p>
          </table:table-cell>
          <table:table-cell office:value-type="float" office:value="0.45679">
            <text:p>0.45679</text:p>
          </table:table-cell>
          <table:table-cell office:value-type="float" office:value="0.4625">
            <text:p>0.4625</text:p>
          </table:table-cell>
        </table:table-row>
        <table:table-row table:style-name="ro1">
          <table:table-cell/>
          <table:table-cell office:value-type="string">
            <text:p>VHN</text:p>
          </table:table-cell>
          <table:table-cell office:value-type="float" office:value="0.03883">
            <text:p>0.03883</text:p>
          </table:table-cell>
          <table:table-cell office:value-type="float" office:value="0.61538">
            <text:p>0.61538</text:p>
          </table:table-cell>
          <table:table-cell office:value-type="float" office:value="0.07306">
            <text:p>0.07306</text:p>
          </table:table-cell>
        </table:table-row>
        <table:table-row table:style-name="ro1">
          <table:table-cell/>
          <table:table-cell office:value-type="string">
            <text:p>VHI</text:p>
          </table:table-cell>
          <table:table-cell office:value-type="float" office:value="0.46154">
            <text:p>0.46154</text:p>
          </table:table-cell>
          <table:table-cell office:value-type="float" office:value="0.31343">
            <text:p>0.31343</text:p>
          </table:table-cell>
          <table:table-cell office:value-type="float" office:value="0.37333">
            <text:p>0.37333</text:p>
          </table:table-cell>
        </table:table-row>
        <table:table-row table:style-name="ro1">
          <table:table-cell/>
          <table:table-cell office:value-type="string">
            <text:p>VHG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JS</text:p>
          </table:table-cell>
          <table:table-cell office:value-type="float" office:value="0.12849">
            <text:p>0.12849</text:p>
          </table:table-cell>
          <table:table-cell office:value-type="float" office:value="0.92">
            <text:p>0.92</text:p>
          </table:table-cell>
          <table:table-cell office:value-type="float" office:value="0.22549">
            <text:p>0.22549</text:p>
          </table:table-cell>
        </table:table-row>
        <table:table-row table:style-name="ro1">
          <table:table-cell/>
          <table:table-cell office:value-type="string">
            <text:p>VHD</text:p>
          </table:table-cell>
          <table:table-cell office:value-type="float" office:value="0.79452">
            <text:p>0.79452</text:p>
          </table:table-cell>
          <table:table-cell office:value-type="float" office:value="0.80556">
            <text:p>0.80556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string">
            <text:p>VDI</text:p>
          </table:table-cell>
          <table:table-cell office:value-type="float" office:value="0.45333">
            <text:p>0.45333</text:p>
          </table:table-cell>
          <table:table-cell office:value-type="float" office:value="0.94444">
            <text:p>0.94444</text:p>
          </table:table-cell>
          <table:table-cell office:value-type="float" office:value="0.61261">
            <text:p>0.61261</text:p>
          </table:table-cell>
        </table:table-row>
        <table:table-row table:style-name="ro1">
          <table:table-cell/>
          <table:table-cell office:value-type="string">
            <text:p>CJC</text:p>
          </table:table-cell>
          <table:table-cell office:value-type="float" office:value="0.99827">
            <text:p>0.99827</text:p>
          </table:table-cell>
          <table:table-cell office:value-type="float" office:value="0.99741">
            <text:p>0.99741</text:p>
          </table:table-cell>
          <table:table-cell office:value-type="float" office:value="0.99784">
            <text:p>0.99784</text:p>
          </table:table-cell>
        </table:table-row>
        <table:table-row table:style-name="ro1">
          <table:table-cell/>
          <table:table-cell office:value-type="string">
            <text:p>VHB</text:p>
          </table:table-cell>
          <table:table-cell office:value-type="float" office:value="0.58371">
            <text:p>0.58371</text:p>
          </table:table-cell>
          <table:table-cell office:value-type="float" office:value="0.72067">
            <text:p>0.72067</text:p>
          </table:table-cell>
          <table:table-cell office:value-type="float" office:value="0.645">
            <text:p>0.645</text:p>
          </table:table-cell>
        </table:table-row>
        <table:table-row table:style-name="ro1">
          <table:table-cell/>
          <table:table-cell office:value-type="string">
            <text:p>VDG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85714">
            <text:p>0.85714</text:p>
          </table:table-cell>
        </table:table-row>
        <table:table-row table:style-name="ro1">
          <table:table-cell/>
          <table:table-cell office:value-type="string">
            <text:p>CRD</text:p>
          </table:table-cell>
          <table:table-cell office:value-type="float" office:value="0.95992">
            <text:p>0.95992</text:p>
          </table:table-cell>
          <table:table-cell office:value-type="float" office:value="0.78856">
            <text:p>0.78856</text:p>
          </table:table-cell>
          <table:table-cell office:value-type="float" office:value="0.86584">
            <text:p>0.86584</text:p>
          </table:table-cell>
        </table:table-row>
        <table:table-row table:style-name="ro1">
          <table:table-cell/>
          <table:table-cell office:value-type="string">
            <text:p>PUN</text:p>
          </table:table-cell>
          <table:table-cell office:value-type="float" office:value="0.94536">
            <text:p>0.94536</text:p>
          </table:table-cell>
          <table:table-cell office:value-type="float" office:value="1">
            <text:p>1</text:p>
          </table:table-cell>
          <table:table-cell office:value-type="float" office:value="0.97191">
            <text:p>0.97191</text:p>
          </table:table-cell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2"/>
          <table:table-cell table:style-name="ce3" office:value-type="string">
            <text:p>AV0</text:p>
          </table:table-cell>
          <table:table-cell table:style-name="ce3" office:value-type="string">
            <text:p>AJ0</text:p>
          </table:table-cell>
          <table:table-cell table:style-name="ce3" office:value-type="string">
            <text:p>PNX</text:p>
          </table:table-cell>
          <table:table-cell table:style-name="ce3" office:value-type="string">
            <text:p>NP0</text:p>
          </table:table-cell>
          <table:table-cell table:style-name="ce3" office:value-type="string">
            <text:p>EX0</text:p>
          </table:table-cell>
          <table:table-cell table:style-name="ce3" office:value-type="string">
            <text:p>PNQ</text:p>
          </table:table-cell>
          <table:table-cell table:style-name="ce3" office:value-type="string">
            <text:p>PNP</text:p>
          </table:table-cell>
          <table:table-cell table:style-name="ce3" office:value-type="string">
            <text:p>ITJ</text:p>
          </table:table-cell>
          <table:table-cell table:style-name="ce3" office:value-type="string">
            <text:p>VM0</text:p>
          </table:table-cell>
          <table:table-cell table:style-name="ce3" office:value-type="string">
            <text:p>ZZ0</text:p>
          </table:table-cell>
          <table:table-cell table:style-name="ce3" office:value-type="string">
            <text:p>VBN</text:p>
          </table:table-cell>
          <table:table-cell table:style-name="ce3" office:value-type="string">
            <text:p>PRF</text:p>
          </table:table-cell>
          <table:table-cell table:style-name="ce3" office:value-type="string">
            <text:p>PNI</text:p>
          </table:table-cell>
          <table:table-cell table:style-name="ce3" office:value-type="string">
            <text:p>CJS</text:p>
          </table:table-cell>
          <table:table-cell table:style-name="ce3" office:value-type="string">
            <text:p>PRP</text:p>
          </table:table-cell>
          <table:table-cell table:style-name="ce3" office:value-type="string">
            <text:p>CJT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AJC</text:p>
          </table:table-cell>
          <table:table-cell table:style-name="ce3" office:value-type="string">
            <text:p>VBZ</text:p>
          </table:table-cell>
          <table:table-cell table:style-name="ce3" office:value-type="string">
            <text:p>AVP</text:p>
          </table:table-cell>
          <table:table-cell table:style-name="ce3" office:value-type="string">
            <text:p>VBB</text:p>
          </table:table-cell>
          <table:table-cell table:style-name="ce3" office:value-type="string">
            <text:p>AVQ</text:p>
          </table:table-cell>
          <table:table-cell table:style-name="ce3" office:value-type="string">
            <text:p>VBG</text:p>
          </table:table-cell>
          <table:table-cell table:style-name="ce3" office:value-type="string">
            <text:p>VBD</text:p>
          </table:table-cell>
          <table:table-cell table:style-name="ce3" office:value-type="string">
            <text:p>VBI</text:p>
          </table:table-cell>
          <table:table-cell table:style-name="ce3" office:value-type="string">
            <text:p>DT0</text:p>
          </table:table-cell>
          <table:table-cell table:style-name="ce3" office:value-type="string">
            <text:p>UNC</text:p>
          </table:table-cell>
          <table:table-cell table:style-name="ce3" office:value-type="string">
            <text:p>AT0</text:p>
          </table:table-cell>
          <table:table-cell table:style-name="ce3" office:value-type="string">
            <text:p>VVZ</text:p>
          </table:table-cell>
          <table:table-cell table:style-name="ce3" office:value-type="string">
            <text:p>DPS</text:p>
          </table:table-cell>
          <table:table-cell table:style-name="ce3" office:value-type="string">
            <text:p>VVG</text:p>
          </table:table-cell>
          <table:table-cell table:style-name="ce3" office:value-type="string">
            <text:p>VVD</text:p>
          </table:table-cell>
          <table:table-cell table:style-name="ce3" office:value-type="string">
            <text:p>VVB</text:p>
          </table:table-cell>
          <table:table-cell table:style-name="ce3" office:value-type="string">
            <text:p>VHZ</text:p>
          </table:table-cell>
          <table:table-cell table:style-name="ce3" office:value-type="string">
            <text:p>VDN</text:p>
          </table:table-cell>
          <table:table-cell table:style-name="ce3" office:value-type="string">
            <text:p>VVN</text:p>
          </table:table-cell>
          <table:table-cell table:style-name="ce3" office:value-type="string">
            <text:p>NN0</text:p>
          </table:table-cell>
          <table:table-cell table:style-name="ce3" office:value-type="string">
            <text:p>VDZ</text:p>
          </table:table-cell>
          <table:table-cell table:style-name="ce3" office:value-type="string">
            <text:p>NN1</text:p>
          </table:table-cell>
          <table:table-cell table:style-name="ce3" office:value-type="string">
            <text:p>NN2</text:p>
          </table:table-cell>
          <table:table-cell table:style-name="ce3" office:value-type="string">
            <text:p>TO0</text:p>
          </table:table-cell>
          <table:table-cell table:style-name="ce3" office:value-type="string">
            <text:p>XX0</text:p>
          </table:table-cell>
          <table:table-cell table:style-name="ce3" office:value-type="string">
            <text:p>VVI</text:p>
          </table:table-cell>
          <table:table-cell table:style-name="ce3" office:value-type="string">
            <text:p>DTQ</text:p>
          </table:table-cell>
          <table:table-cell table:style-name="ce3" office:value-type="string">
            <text:p>VDD</text:p>
          </table:table-cell>
          <table:table-cell table:style-name="ce3" office:value-type="string">
            <text:p>VDB</text:p>
          </table:table-cell>
          <table:table-cell table:style-name="ce3" office:value-type="string">
            <text:p>VHN</text:p>
          </table:table-cell>
          <table:table-cell table:style-name="ce3" office:value-type="string">
            <text:p>VHI</text:p>
          </table:table-cell>
          <table:table-cell table:style-name="ce3" office:value-type="string">
            <text:p>VHG</text:p>
          </table:table-cell>
          <table:table-cell table:style-name="ce3" office:value-type="string">
            <text:p>AJS</text:p>
          </table:table-cell>
          <table:table-cell table:style-name="ce3" office:value-type="string">
            <text:p>VHD</text:p>
          </table:table-cell>
          <table:table-cell table:style-name="ce3" office:value-type="string">
            <text:p>VDI</text:p>
          </table:table-cell>
          <table:table-cell table:style-name="ce3" office:value-type="string">
            <text:p>CJC</text:p>
          </table:table-cell>
          <table:table-cell table:style-name="ce3" office:value-type="string">
            <text:p>VHB</text:p>
          </table:table-cell>
          <table:table-cell table:style-name="ce3" office:value-type="string">
            <text:p>VDG</text:p>
          </table:table-cell>
          <table:table-cell table:style-name="ce3" office:value-type="string">
            <text:p>CRD</text:p>
          </table:table-cell>
          <table:table-cell table:style-name="ce3" office:value-type="string">
            <text:p>PUN</text:p>
          </table:table-cell>
          <table:table-cell table:style-name="ce3" table:number-columns-repeated="965"/>
        </table:table-row>
        <table:table-row table:style-name="ro4">
          <table:table-cell office:value-type="string">
            <text:p>AV0</text:p>
          </table:table-cell>
          <table:table-cell table:style-name="ce4" office:value-type="float" office:value="1604">
            <text:p>160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AJ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202">
            <text:p>32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3">
            <text:p>4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965"/>
        </table:table-row>
        <table:table-row table:style-name="ro4">
          <table:table-cell office:value-type="string">
            <text:p>PNX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42">
            <text:p>14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4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NP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991">
            <text:p>199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3">
            <text:p>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5">
            <text:p>2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12">
            <text:p>21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965"/>
        </table:table-row>
        <table:table-row table:style-name="ro4">
          <table:table-cell office:value-type="string">
            <text:p>EX0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2">
            <text:p>162</text:p>
          </table:table-cell>
          <table:table-cell table:number-columns-repeated="31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0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PNQ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1">
            <text:p>29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4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PNP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083">
            <text:p>20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number-columns-repeated="2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ITJ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1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M0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727">
            <text:p>727</text:p>
          </table:table-cell>
          <table:table-cell table:number-columns-repeated="2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ZZ0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N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number-columns-repeated="46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PRF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2143">
            <text:p>2143</text:p>
          </table:table-cell>
          <table:table-cell table:number-columns-repeated="4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PNI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49">
            <text:p>149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7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CJS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579">
            <text:p>579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57">
            <text:p>57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PRP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238">
            <text:p>42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66">
            <text:p>5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965"/>
        </table:table-row>
        <table:table-row table:style-name="ro4">
          <table:table-cell office:value-type="string">
            <text:p>CJT</text:p>
          </table:table-cell>
          <table:table-cell table:number-columns-repeated="15" table:style-name="ce4" office:value-type="float" office:value="0">
            <text:p>0</text:p>
          </table:table-cell>
          <table:table-cell table:style-name="ce4" office:value-type="float" office:value="592">
            <text:p>59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30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ORD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138">
            <text:p>138</text:p>
          </table:table-cell>
          <table:table-cell table:number-columns-repeated="3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AJC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120">
            <text:p>120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0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Z</text:p>
          </table:table-cell>
          <table:table-cell table:number-columns-repeated="18" table:style-name="ce4" office:value-type="float" office:value="0">
            <text:p>0</text:p>
          </table:table-cell>
          <table:table-cell table:style-name="ce4" office:value-type="float" office:value="1151">
            <text:p>1151</text:p>
          </table:table-cell>
          <table:table-cell table:number-columns-repeated="26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AVP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52">
            <text:p>352</text:p>
          </table:table-cell>
          <table:table-cell table:number-columns-repeated="3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BB</text:p>
          </table:table-cell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445">
            <text:p>44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AVQ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VBG</text:p>
          </table:table-cell>
          <table:table-cell table:number-columns-repeated="22" table:style-name="ce4" office:value-type="float" office:value="0">
            <text:p>0</text:p>
          </table:table-cell>
          <table:table-cell table:style-name="ce4" office:value-type="float" office:value="56">
            <text:p>56</text:p>
          </table:table-cell>
          <table:table-cell table:number-columns-repeated="34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D</text:p>
          </table:table-cell>
          <table:table-cell table:number-columns-repeated="23" table:style-name="ce4" office:value-type="float" office:value="0">
            <text:p>0</text:p>
          </table:table-cell>
          <table:table-cell table:style-name="ce4" office:value-type="float" office:value="426">
            <text:p>426</text:p>
          </table:table-cell>
          <table:table-cell table:number-columns-repeated="21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I</text:p>
          </table:table-cell>
          <table:table-cell table:number-columns-repeated="24" table:style-name="ce4" office:value-type="float" office:value="0">
            <text:p>0</text:p>
          </table:table-cell>
          <table:table-cell table:style-name="ce4" office:value-type="float" office:value="533">
            <text:p>533</text:p>
          </table:table-cell>
          <table:table-cell table:number-columns-repeated="32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DT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110">
            <text:p>110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1131">
            <text:p>1131</text:p>
          </table:table-cell>
          <table:table-cell table:number-columns-repeated="30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965"/>
        </table:table-row>
        <table:table-row table:style-name="ro4">
          <table:table-cell office:value-type="string">
            <text:p>UNC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7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AT0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5639">
            <text:p>5639</text:p>
          </table:table-cell>
          <table:table-cell table:number-columns-repeated="28"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number-columns-repeated="965"/>
        </table:table-row>
        <table:table-row table:style-name="ro4">
          <table:table-cell office:value-type="string">
            <text:p>VVZ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41">
            <text:p>84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7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DPS</text:p>
          </table:table-cell>
          <table:table-cell table:number-columns-repeated="29" table:style-name="ce4" office:value-type="float" office:value="0">
            <text:p>0</text:p>
          </table:table-cell>
          <table:table-cell table:style-name="ce4" office:value-type="float" office:value="864">
            <text:p>864</text:p>
          </table:table-cell>
          <table:table-cell table:number-columns-repeated="26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965"/>
        </table:table-row>
        <table:table-row table:style-name="ro4">
          <table:table-cell office:value-type="string">
            <text:p>VV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48">
            <text:p>648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3">
            <text:p>2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965"/>
        </table:table-row>
        <table:table-row table:style-name="ro4">
          <table:table-cell office:value-type="string">
            <text:p>VV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74">
            <text:p>37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48">
            <text:p>248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VV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09">
            <text:p>309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965"/>
        </table:table-row>
        <table:table-row table:style-name="ro4">
          <table:table-cell office:value-type="string">
            <text:p>VHZ</text:p>
          </table:table-cell>
          <table:table-cell table:number-columns-repeated="33" table:style-name="ce4" office:value-type="float" office:value="0">
            <text:p>0</text:p>
          </table:table-cell>
          <table:table-cell table:style-name="ce4" office:value-type="float" office:value="346">
            <text:p>346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DN</text:p>
          </table:table-cell>
          <table:table-cell table:number-columns-repeated="34"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22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V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53">
            <text:p>15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4">
            <text:p>1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965"/>
        </table:table-row>
        <table:table-row table:style-name="ro4">
          <table:table-cell office:value-type="string">
            <text:p>NN0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DZ</text:p>
          </table:table-cell>
          <table:table-cell table:number-columns-repeated="37" table:style-name="ce4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NN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1">
            <text:p>1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39">
            <text:p>1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893">
            <text:p>689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62">
            <text:p>46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13">
            <text:p>1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3">
            <text:p>53</text:p>
          </table:table-cell>
          <table:table-cell table:number-columns-repeated="965"/>
        </table:table-row>
        <table:table-row table:style-name="ro4">
          <table:table-cell office:value-type="string">
            <text:p>NN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3">
            <text:p>5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27">
            <text:p>127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83">
            <text:p>25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7">
            <text:p>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965"/>
        </table:table-row>
        <table:table-row table:style-name="ro4">
          <table:table-cell office:value-type="string">
            <text:p>TO0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1119">
            <text:p>1119</text:p>
          </table:table-cell>
          <table:table-cell table:number-columns-repeated="41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XX0</text:p>
          </table:table-cell>
          <table:table-cell table:number-columns-repeated="41" table:style-name="ce4" office:value-type="float" office:value="0">
            <text:p>0</text:p>
          </table:table-cell>
          <table:table-cell table:style-name="ce4" office:value-type="float" office:value="264">
            <text:p>264</text:p>
          </table:table-cell>
          <table:table-cell table:number-columns-repeated="15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V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95">
            <text:p>39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796">
            <text:p>79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965"/>
        </table:table-row>
        <table:table-row table:style-name="ro4">
          <table:table-cell office:value-type="string">
            <text:p>DTQ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9" table:style-name="ce4" office:value-type="float" office:value="0">
            <text:p>0</text:p>
          </table:table-cell>
          <table:table-cell table:style-name="ce4" office:value-type="float" office:value="657">
            <text:p>65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VDD</text:p>
          </table:table-cell>
          <table:table-cell table:number-columns-repeated="44" table:style-name="ce4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4">
            <text:p>4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DB</text:p>
          </table:table-cell>
          <table:table-cell table:number-columns-repeated="3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HN</text:p>
          </table:table-cell>
          <table:table-cell table:number-columns-repeated="46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HI</text:p>
          </table:table-cell>
          <table:table-cell table:number-columns-repeated="47" table:style-name="ce4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92">
            <text:p>92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HG</text:p>
          </table:table-cell>
          <table:table-cell table:number-columns-repeated="48" table:style-name="ce4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AJS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1" table:style-name="ce4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HD</text:p>
          </table:table-cell>
          <table:table-cell table:number-columns-repeated="46" table:style-name="ce4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16">
            <text:p>116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DI</text:p>
          </table:table-cell>
          <table:table-cell table:number-columns-repeated="4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CJC</text:p>
          </table:table-cell>
          <table:table-cell table:number-columns-repeated="52" table:style-name="ce4" office:value-type="float" office:value="0">
            <text:p>0</text:p>
          </table:table-cell>
          <table:table-cell table:style-name="ce4" office:value-type="float" office:value="2313">
            <text:p>231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965"/>
        </table:table-row>
        <table:table-row table:style-name="ro4">
          <table:table-cell office:value-type="string">
            <text:p>VHB</text:p>
          </table:table-cell>
          <table:table-cell table:number-columns-repeated="4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29">
            <text:p>129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DG</text:p>
          </table:table-cell>
          <table:table-cell table:number-columns-repeated="54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CRD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56">
            <text:p>5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455">
            <text:p>455</text:p>
          </table:table-cell>
          <table:table-cell table:style-name="ce4" office:value-type="float" office:value="4">
            <text:p>4</text:p>
          </table:table-cell>
          <table:table-cell table:number-columns-repeated="965"/>
        </table:table-row>
        <table:table-row table:style-name="ro4">
          <table:table-cell office:value-type="string">
            <text:p>PUN</text:p>
          </table:table-cell>
          <table:table-cell table:number-columns-repeated="56" table:style-name="ce4" office:value-type="float" office:value="0">
            <text:p>0</text:p>
          </table:table-cell>
          <table:table-cell table:style-name="ce4" office:value-type="float" office:value="2595">
            <text:p>2595</text:p>
          </table:table-cell>
          <table:table-cell table:number-columns-repeated="965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  <style:style style:name="Untitled2" style:family="table-cell" style:parent-style-name="Default">
      <style:table-cell-properties fo:background-color="#9999ff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kha </meta:initial-creator>
    <meta:creation-date>2013-10-14T22:14:22</meta:creation-date>
    <dc:date>2013-10-14T23:25:59</dc:date>
    <dc:creator>lekha </dc:creator>
    <meta:editing-duration>PT9M19S</meta:editing-duration>
    <meta:editing-cycles>1</meta:editing-cycles>
    <meta:document-statistic meta:table-count="3" meta:cell-count="3599" meta:object-count="0"/>
    <meta:generator>LibreOffice/3.5$Linux_x86 LibreOffice_project/350m1$Build-2</meta:generator>
  </office:meta>
</office:document-meta>
</file>